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de">
      <style:text-properties officeooo:paragraph-rsid="0008cb03"/>
    </style:style>
    <style:style style:name="P2" style:family="paragraph" style:parent-style-name="Code">
      <style:text-properties officeooo:rsid="0008cb03" officeooo:paragraph-rsid="0008cb03"/>
    </style:style>
    <style:style style:name="P3" style:family="paragraph" style:parent-style-name="Code">
      <style:text-properties officeooo:paragraph-rsid="00096064"/>
    </style:style>
    <style:style style:name="P4" style:family="paragraph" style:parent-style-name="Code">
      <style:text-properties officeooo:paragraph-rsid="001452c9"/>
    </style:style>
    <style:style style:name="P5" style:family="paragraph" style:parent-style-name="Code">
      <style:text-properties officeooo:paragraph-rsid="0016ac5d"/>
    </style:style>
    <style:style style:name="P6" style:family="paragraph" style:parent-style-name="Code">
      <style:text-properties officeooo:paragraph-rsid="0016f5e8"/>
    </style:style>
    <style:style style:name="P7" style:family="paragraph" style:parent-style-name="Code">
      <style:text-properties officeooo:paragraph-rsid="0019ab9e"/>
    </style:style>
    <style:style style:name="P8" style:family="paragraph" style:parent-style-name="Code">
      <style:text-properties officeooo:rsid="001f318b" officeooo:paragraph-rsid="001f318b"/>
    </style:style>
    <style:style style:name="P9" style:family="paragraph" style:parent-style-name="Code">
      <style:text-properties fo:font-weight="bold" officeooo:rsid="001f318b" officeooo:paragraph-rsid="001f318b" style:font-weight-asian="bold" style:font-weight-complex="bold"/>
    </style:style>
    <style:style style:name="P10" style:family="paragraph" style:parent-style-name="Code">
      <style:text-properties officeooo:paragraph-rsid="00271390"/>
    </style:style>
    <style:style style:name="P11" style:family="paragraph" style:parent-style-name="Text_20_body">
      <style:text-properties officeooo:rsid="00290ddc" officeooo:paragraph-rsid="00290ddc"/>
    </style:style>
    <style:style style:name="P12" style:family="paragraph" style:parent-style-name="Header">
      <style:paragraph-properties fo:text-align="end" style:justify-single-word="false"/>
      <style:text-properties officeooo:paragraph-rsid="0010781f"/>
    </style:style>
    <style:style style:name="P13" style:family="paragraph" style:parent-style-name="Heading_20_1">
      <style:text-properties officeooo:rsid="00271390" officeooo:paragraph-rsid="00271390"/>
    </style:style>
    <style:style style:name="P14" style:family="paragraph" style:parent-style-name="Heading_20_1">
      <style:text-properties officeooo:rsid="00290ddc"/>
    </style:style>
    <style:style style:name="P15" style:family="paragraph" style:parent-style-name="Heading_20_1">
      <style:text-properties officeooo:rsid="00290ddc" officeooo:paragraph-rsid="001f318b"/>
    </style:style>
    <style:style style:name="P16" style:family="paragraph" style:parent-style-name="Heading_20_1">
      <style:text-properties officeooo:rsid="00290ddc" officeooo:paragraph-rsid="00290ddc"/>
    </style:style>
    <style:style style:name="P17" style:family="paragraph" style:parent-style-name="Heading_20_1">
      <style:text-properties officeooo:rsid="000b48f0" officeooo:paragraph-rsid="000b48f0"/>
    </style:style>
    <style:style style:name="T1" style:family="text">
      <style:text-properties officeooo:rsid="00271390"/>
    </style:style>
    <style:style style:name="T2" style:family="text">
      <style:text-properties officeooo:rsid="0008cb03"/>
    </style:style>
    <style:style style:name="T3" style:family="text">
      <style:text-properties officeooo:rsid="000e92eb"/>
    </style:style>
    <style:style style:name="T4" style:family="text">
      <style:text-properties officeooo:rsid="00103699"/>
    </style:style>
    <style:style style:name="T5" style:family="text">
      <style:text-properties officeooo:rsid="0010781f"/>
    </style:style>
    <style:style style:name="T6" style:family="text">
      <style:text-properties officeooo:rsid="0013a0f4"/>
    </style:style>
    <style:style style:name="T7" style:family="text">
      <style:text-properties officeooo:rsid="0016ac5d"/>
    </style:style>
    <style:style style:name="T8" style:family="text">
      <style:text-properties officeooo:rsid="001c7cb9"/>
    </style:style>
    <style:style style:name="T9" style:family="text">
      <style:text-properties officeooo:rsid="001d1be8"/>
    </style:style>
    <style:style style:name="T10" style:family="text">
      <style:text-properties officeooo:rsid="001f318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6d80" style:font-weight-asian="bold" style:font-weight-complex="bold"/>
    </style:style>
    <style:style style:name="T13" style:family="text">
      <style:text-properties officeooo:rsid="00290ddc"/>
    </style:style>
    <style:style style:name="T14" style:family="text">
      <style:text-properties officeooo:rsid="0020e608"/>
    </style:style>
    <style:style style:name="T15" style:family="text">
      <style:text-properties officeooo:rsid="002e1ac2"/>
    </style:style>
    <style:style style:name="T16" style:family="text">
      <style:text-properties officeooo:rsid="002e3107"/>
    </style:style>
    <style:style style:name="T17" style:family="text">
      <style:text-properties fo:font-size="10pt" officeooo:rsid="0017e71f" style:font-size-asian="10.5pt" style:font-size-complex="12pt"/>
    </style:style>
    <style:style style:name="T18" style:family="text">
      <style:text-properties fo:font-size="10pt" officeooo:rsid="002e3107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Usage Guide </text:span>AMAK <text:span text:style-name="T16">2</text:span></text:p>
      <text:p text:style-name="Standard"/>
      <text:p text:style-name="Standard"/>
      <text:h text:style-name="P13" text:outline-level="1">Create an agent</text:h>
      <text:p text:style-name="Standard"/>
      <text:p text:style-name="Code">public class M<text:span text:style-name="T1">y</text:span>Agent extends Agent&lt;<text:span text:style-name="T1">MyAMAS</text:span>, M<text:span text:style-name="T1">y</text:span>Environment&gt; {</text:p>
      <text:p text:style-name="Code"><text:tab/>@Override</text:p>
      <text:p text:style-name="P6"><text:tab/>protected void onInitialization () {</text:p>
      <text:p text:style-name="Code"><text:tab/><text:tab/>// <text:span text:style-name="T1">Agent initialization</text:span></text:p>
      <text:p text:style-name="Code"><text:tab/>}</text:p>
      <text:p text:style-name="Code"/>
      <text:p text:style-name="Code"><text:tab/>@Override</text:p>
      <text:p text:style-name="Code"><text:tab/>protected void onReady() {</text:p>
      <text:p text:style-name="Code"><text:tab/><text:tab/>// <text:span text:style-name="T1">Code that muse be executed when ALL the agents are ready</text:span></text:p>
      <text:p text:style-name="Code"><text:tab/>}</text:p>
      <text:p text:style-name="Code"/>
      <text:p text:style-name="Code"><text:tab/>@Override</text:p>
      <text:p text:style-name="Code"><text:tab/>protected double computeCriticality() {</text:p>
      <text:p text:style-name="Code"><text:tab/><text:tab/>// <text:span text:style-name="T1">compute and return the agent’s criticality</text:span></text:p>
      <text:p text:style-name="Code"><text:tab/><text:tab/>return XX;</text:p>
      <text:p text:style-name="P5"><text:tab/>} </text:p>
      <text:p text:style-name="P5"><text:tab/>protected void onPerceive() {</text:p>
      <text:p text:style-name="P5"><text:tab/><text:tab/>// <text:span text:style-name="T1">Agent’s perception at each cycle</text:span></text:p>
      <text:p text:style-name="P5"><text:tab/>}</text:p>
      <text:p text:style-name="P5"><text:tab/>protected void onDecide<text:span text:style-name="T15">And</text:span>Act() {</text:p>
      <text:p text:style-name="P5"><text:tab/><text:tab/>// <text:span text:style-name="T1">Agent’s decision and action at each cycle</text:span></text:p>
      <text:p text:style-name="P5"><text:tab/>}</text:p>
      <text:p text:style-name="Code">}</text:p>
      <text:h text:style-name="Heading_20_1" text:outline-level="1">A<text:span text:style-name="T1">dd a toolbar</text:span></text:h>
      <text:p text:style-name="Code">JToolBar tb = new JToolBar();</text:p>
      <text:p text:style-name="Code">tb.add(new JLabel("test"));</text:p>
      <text:p text:style-name="Code"/>
      <text:p text:style-name="Code">MainWindow.addToolbar(tb);</text:p>
      <text:h text:style-name="Heading_20_1" text:outline-level="1"><text:soft-page-break/><text:span text:style-name="T1">Add a button to the option menu</text:span><text:tab/><text:tab/></text:h>
      <text:p text:style-name="Code">MainWindow.addMenuItem("test", l-&gt;{</text:p>
      <text:p text:style-name="Code"><text:tab/>System.out.println("test");</text:p>
      <text:p text:style-name="Code">});</text:p>
      <text:h text:style-name="Heading_20_1" text:outline-level="1"><text:span text:style-name="T1">Give p</text:span>aram<text:span text:style-name="T1">e</text:span>ter<text:span text:style-name="T1">s</text:span> <text:span text:style-name="T1">to a</text:span>n agent, <text:span text:style-name="T1">a MAS or an environment</text:span></text:h>
      <text:p text:style-name="P4">new <text:span text:style-name="T1">MyEnvironment</text:span>("testcases/simple_1", 10);</text:p>
      <text:p text:style-name="Standard"/>
      <text:p text:style-name="P10">public class <text:span text:style-name="T1">MyEnvironment</text:span> extends Environment {</text:p>
      <text:p text:style-name="P10"><text:s text:c="4"/>public <text:span text:style-name="T1">MyEnvironment</text:span>(String paramete<text:span text:style-name="T3">r</text:span>1, Integer parameter2) {</text:p>
      <text:p text:style-name="Code"><text:s text:c="8"/>super(<text:span text:style-name="T7">Scheduling.DEFAULT, </text:span>paramet<text:span text:style-name="T3">er</text:span>1, parameter2);</text:p>
      <text:p text:style-name="Code"><text:s text:c="4"/>}</text:p>
      <text:p text:style-name="Code"/>
      <text:p text:style-name="Code"><text:s text:c="4"/>@Override</text:p>
      <text:p text:style-name="Code"><text:s text:c="4"/>public void onInitialization() {</text:p>
      <text:p text:style-name="Code"><text:s text:c="8"/>String p1 = (String) params[0];</text:p>
      <text:p text:style-name="P1"><text:s text:c="8"/>Integer p<text:span text:style-name="T2">2</text:span> = (Integer) params[1];</text:p>
      <text:p text:style-name="Code"><text:s text:c="8"/>//...</text:p>
      <text:p text:style-name="Code"><text:s text:c="4"/>}</text:p>
      <text:p text:style-name="Code">}</text:p>
      <text:h text:style-name="P13" text:outline-level="1">Add a neighbor to an agent</text:h>
      <text:p text:style-name="Code">this.addNeighbor(<text:span text:style-name="T1">neighborAgent</text:span>);</text:p>
      <text:h text:style-name="P13" text:outline-level="1">Find the most critical neighbor</text:h>
      <text:p text:style-name="P2">getMostCriticalNeighbor(boolean includingMe);</text:p>
      <text:h text:style-name="Heading_20_1" text:outline-level="1">Cre<text:span text:style-name="T1">ate</text:span> <text:span text:style-name="T1">a</text:span>n amas</text:h>
      <text:p text:style-name="P10">public class <text:span text:style-name="T1">myAMAS</text:span> extends Amas&lt;<text:span text:style-name="T1">MyEnvironment</text:span>&gt; {</text:p>
      <text:p text:style-name="P10"><text:tab/>public <text:span text:style-name="T1">myAMAS</text:span>(World env) {</text:p>
      <text:p text:style-name="Code"><text:tab/><text:tab/>// Set the environment and use <text:span text:style-name="T8">default</text:span> scheduling</text:p>
      <text:p text:style-name="P7"><text:tab/><text:tab/>super(env, Scheduling.<text:span text:style-name="T7">DEFAULT</text:span>);</text:p>
      <text:p text:style-name="Code"><text:tab/>}</text:p>
      <text:p text:style-name="Code"><text:tab/>@Override</text:p>
      <text:p text:style-name="Code"><text:tab/>protected void onInitialAgentsCreation() {</text:p>
      <text:p text:style-name="Code"><text:tab/><text:tab/>new M<text:span text:style-name="T1">y</text:span>Agent(this);</text:p>
      <text:p text:style-name="Code"><text:tab/>} </text:p>
      <text:p text:style-name="Code"><text:soft-page-break/><text:tab/>@Override</text:p>
      <text:p text:style-name="Code"><text:tab/>protected void onSystemCycleEnd() {</text:p>
      <text:p text:style-name="Code"><text:tab/><text:tab/>//<text:span text:style-name="T13">code that must be executed at the end of each cycle</text:span></text:p>
      <text:p text:style-name="Code"><text:tab/><text:tab/>// <text:span text:style-name="T13">For example, draw a point on a chart</text:span></text:p>
      <text:p text:style-name="Code"><text:tab/>}</text:p>
      <text:p text:style-name="P3">}</text:p>
      <text:h text:style-name="P15" text:outline-level="1">Draw with VUI</text:h>
      <text:p text:style-name="P11">VUI is a tool which allow to easily draw shapes, zoom and move. Examples of shapes : point, rectangle, circle, oval, image, line</text:p>
      <text:p text:style-name="P8"/>
      <text:p text:style-name="P8">public class <text:span text:style-name="T13">MyAgent</text:span> extends Agent&lt;<text:span text:style-name="T13">MyAMAS</text:span>, M<text:span text:style-name="T13">y</text:span>Environment&gt; {</text:p>
      <text:p text:style-name="P8"/>
      <text:p text:style-name="P8"><text:tab/>public double dx = 0;</text:p>
      <text:p text:style-name="P8"/>
      <text:p text:style-name="P8"><text:tab/>public double dy = 0;</text:p>
      <text:p text:style-name="P8"/>
      <text:p text:style-name="P9"><text:tab/>private DrawablePoint drawablePoint;</text:p>
      <text:p text:style-name="P8"><text:tab/>@Override</text:p>
      <text:p text:style-name="P8"><text:tab/>protected void onRenderingInitialization() {</text:p>
      <text:p text:style-name="P8"><text:tab/><text:tab/><text:span text:style-name="T11">drawablePoint = VUI.get().createPoint(dx, dy).</text:span><text:span text:style-name="T12">setColor(Color.RED)</text:span><text:span text:style-name="T11">;</text:span></text:p>
      <text:p text:style-name="P8"><text:tab/>}</text:p>
      <text:p text:style-name="P8"><text:tab/>@Override</text:p>
      <text:p text:style-name="P8"><text:tab/>protected void onUpdateRender() {</text:p>
      <text:p text:style-name="P9"><text:tab/><text:tab/>drawablePoint.move(dx, dy);</text:p>
      <text:p text:style-name="P8"><text:tab/>}</text:p>
      <text:p text:style-name="P8">}</text:p>
      <text:p text:style-name="Text_20_body"/>
      <text:h text:style-name="P16" text:outline-level="1">Main example</text:h>
      <text:p text:style-name="Code">public static void main(String[] args) {</text:p>
      <text:p text:style-name="Code"><text:tab/><text:span text:style-name="T13">MyAMAS</text:span> m<text:span text:style-name="T13">y</text:span>Amas = new M<text:span text:style-name="T13">y</text:span>AMAS (new MonEnvironment());</text:p>
      <text:p text:style-name="Code">}</text:p>
      <text:h text:style-name="P14" text:outline-level="1">Draw a point at (x,y)</text:h>
      <text:p text:style-name="Code">LxPlot.getChart(‘’M<text:span text:style-name="T13">y</text:span> graph’’).add(x,y) ;</text:p>
      <text:h text:style-name="P17" text:outline-level="1"><text:soft-page-break/>Change <text:span text:style-name="T13">agent execution order</text:span></text:h>
      <text:p text:style-name="Text_20_body"><text:span text:style-name="T13">Override</text:span> <text:span text:style-name="T13">the</text:span> m<text:span text:style-name="T13">e</text:span>thod computeExecutionOrder<text:span text:style-name="T4">Layer</text:span></text:p>
      <text:h text:style-name="P14" text:outline-level="1">Integrated tools</text:h>
      <text:p text:style-name="P11"><text:span text:style-name="T11">FileHandler</text:span> Read/write file</text:p>
      <text:p text:style-name="P11"><text:span text:style-name="T11">Log</text:span> Display information in the console or somewhere else</text:p>
      <text:p text:style-name="P11"><text:span text:style-name="T11">Profiler</text:span> Measure the execution time of a portion of your code</text:p>
      <text:p text:style-name="P11"><text:span text:style-name="T11">LxPlot</text:span> Draw charts</text:p>
      <text:p text:style-name="P11"><text:span text:style-name="T11">AVT</text:span> Determine a value given simple feedbacks</text:p>
      <text:h text:style-name="P16" text:outline-level="1">General rules</text:h>
      <text:p text:style-name="P11">Do not modify AMAS, Agent and Environment constructor. Prefer the use of the method onInitialization and the params attribute.</text:p>
      <text:p text:style-name="P11">Do not modify nor call method starting with underscore (‘_’)</text:p>
      <text:p text:style-name="P11">Every portion of your code that produce or update a rendering must be implemented in the methods <text:span text:style-name="T14">onRenderingInitialization </text:span>or<text:span text:style-name="T14"> onUpdateRend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0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master-page-name="">
      <loext:graphic-properties draw:fill="none" draw:fill-color="#eeeeee"/>
      <style:paragraph-properties fo:line-height="100%" style:page-number="auto" fo:background-color="transparent" fo:padding="0.049cm" fo:border="0.06pt solid #000000" style:shadow="none" style:writing-mode="page">
        <style:tab-stops/>
      </style:paragraph-properties>
      <style:text-properties style:font-name="PT Mono" fo:font-family="'PT Mono'" style:font-style-name="Regular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0781f"/>
    </style:style>
    <style:style style:name="MT1" style:family="text">
      <style:text-properties fo:font-size="10pt" officeooo:rsid="0017e71f" style:font-size-asian="10.5pt" style:font-size-complex="12pt"/>
    </style:style>
    <style:style style:name="MT2" style:family="text">
      <style:text-properties fo:font-size="10pt" officeooo:rsid="002e3107" style:font-size-asian="10.5pt" style:font-size-complex="12pt"/>
    </style:style>
    <style:style style:name="MT3" style:family="text">
      <style:text-properties officeooo:rsid="002e31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J</text:span><text:span text:style-name="MT2">une</text:span><text:span text:style-name="MT3"> 2021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6T19:39:00.357837864</meta:creation-date>
    <dc:date>2021-06-17T09:15:37.308000000</dc:date>
    <meta:editing-duration>PT1H16M12S</meta:editing-duration>
    <meta:editing-cycles>28</meta:editing-cycles>
    <meta:generator>LibreOffice/6.3.3.2$Windows_X86_64 LibreOffice_project/a64200df03143b798afd1ec74a12ab50359878ed</meta:generator>
    <meta:print-date>2017-10-27T09:34:48.464864285</meta:print-date>
    <meta:document-statistic meta:table-count="0" meta:image-count="0" meta:object-count="0" meta:page-count="4" meta:paragraph-count="98" meta:word-count="409" meta:character-count="2967" meta:non-whitespace-character-count="2542"/>
  </office:meta>
</office:document-meta>
</file>